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5.627cm"/>
    </style:style>
    <style:style style:name="Таблица1.C" style:family="table-column">
      <style:table-column-properties style:column-width="5.6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officeooo:paragraph-rsid="001f7388"/>
    </style:style>
    <style:style style:name="P2" style:family="paragraph" style:parent-style-name="Standard" style:list-style-name="WW8Num3">
      <style:paragraph-properties fo:text-align="justify" style:justify-single-word="false"/>
      <style:text-properties officeooo:paragraph-rsid="001f7388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officeooo:paragraph-rsid="001f738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paragraph-rsid="001f7388"/>
    </style:style>
    <style:style style:name="P5" style:family="paragraph" style:parent-style-name="Standard">
      <style:paragraph-properties fo:text-align="center" style:justify-single-word="false"/>
      <style:text-properties officeooo:paragraph-rsid="001f7388"/>
    </style:style>
    <style:style style:name="P6" style:family="paragraph" style:parent-style-name="Standard" style:list-style-name="WW8Num3">
      <style:text-properties officeooo:paragraph-rsid="001f7388"/>
    </style:style>
    <style:style style:name="P7" style:family="paragraph" style:parent-style-name="Standard" style:list-style-name="WW8Num3">
      <style:paragraph-properties fo:text-align="justify" style:justify-single-word="false"/>
      <style:text-properties officeooo:rsid="001f7388" officeooo:paragraph-rsid="001f7388"/>
    </style:style>
    <style:style style:name="P8" style:family="paragraph" style:parent-style-name="Standard">
      <style:paragraph-properties fo:text-align="justify" style:justify-single-word="false"/>
      <style:text-properties officeooo:rsid="001f7388" officeooo:paragraph-rsid="001f7388"/>
    </style:style>
    <style:style style:name="P9" style:family="paragraph" style:parent-style-name="Standard">
      <style:paragraph-properties fo:text-align="justify" style:justify-single-word="false"/>
      <style:text-properties fo:font-size="10pt" officeooo:paragraph-rsid="001f7388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font-size="10pt" officeooo:rsid="001f7388" officeooo:paragraph-rsid="001f7388" style:font-size-asian="10pt" style:font-size-complex="10pt"/>
    </style:style>
    <style:style style:name="P11" style:family="paragraph" style:parent-style-name="Standard">
      <style:text-properties officeooo:rsid="0020224f" officeooo:paragraph-rsid="0020224f"/>
    </style:style>
    <style:style style:name="P12" style:family="paragraph" style:parent-style-name="Standard">
      <style:text-properties officeooo:paragraph-rsid="0020224f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writing-mode="lr-tb"/>
    </style:style>
    <style:style style:name="T1" style:family="text">
      <style:text-properties officeooo:rsid="001f7388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ru" fo:country="RU" style:language-asian="ru" style:country-asian="RU"/>
    </style:style>
    <style:style style:name="T6" style:family="text">
      <style:text-properties fo:language="ru" fo:country="RU" officeooo:rsid="001f7388" style:language-asian="ru" style:country-asian="RU"/>
    </style:style>
    <style:style style:name="T7" style:family="text">
      <style:text-properties officeooo:rsid="0020224f"/>
    </style:style>
    <style:style style:name="T8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OLE">
      <style:graphic-properties fo:margin-left="0cm" fo:margin-right="0cm" style:vertical-pos="middle" style:vertical-rel="text" fo:padding="0.002cm" fo:border="none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356cm" fo:min-width="0.573cm" fo:padding-top="0.025cm" fo:padding-bottom="0.025cm" fo:padding-left="0.025cm" fo:padding-right="0.025cm" style:run-through="foreground"/>
    </style:style>
    <style:style style:name="gr3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/>
    </style:style>
    <style:style style:name="gr4" style:family="graphic">
      <style:graphic-properties svg:stroke-width="0.049cm" svg:stroke-color="#000000" draw:marker-start-width="0.494cm" draw:marker-end-width="0.494cm" draw:fill-color="#ffffff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49cm" svg:stroke-color="#000000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9cm" svg:stroke-color="#000000" draw:marker-start-width="0.494cm" draw:marker-end-width="0.494cm" draw:fill-color="#ffffff" draw:textarea-horizontal-align="justify" draw:textarea-vertical-align="middle" draw:auto-grow-height="false" fo:min-height="0.99cm" fo:min-width="1.198cm" fo:padding-top="0.025cm" fo:padding-bottom="0.025cm" fo:padding-left="0.025cm" fo:padding-right="0.025cm" style:run-through="foreground"/>
    </style:style>
    <style:style style:name="gr8" style:family="graphic">
      <style:graphic-properties style:run-through="foreground" style:wrap="run-through" style:number-wrapped-paragraphs="no-limit" style:vertical-pos="from-top" style:horizontal-pos="from-left" style:horizontal-rel="char"/>
    </style:style>
    <style:style style:name="gr9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42cm" fo:min-width="0.84cm" fo:padding-top="0.127cm" fo:padding-bottom="0.127cm" fo:padding-left="0.254cm" fo:padding-right="0.254cm" fo:wrap-option="wrap" draw:shadow-color="#808080" style:run-through="foreground"/>
    </style:style>
    <style:style style:name="gr1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42cm" fo:min-width="0.838cm" fo:padding-top="0.127cm" fo:padding-bottom="0.127cm" fo:padding-left="0.254cm" fo:padding-right="0.254cm" fo:wrap-option="wrap" draw:shadow-color="#808080" style:run-through="foreground"/>
    </style:style>
    <style:style style:name="gr13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min-height="0.42cm" fo:min-width="1.065cm" fo:padding-top="0.127cm" fo:padding-bottom="0.127cm" fo:padding-left="0.254cm" fo:padding-right="0.254cm" fo:wrap-option="wrap" draw:shadow-color="#808080" style:run-through="foreground"/>
    </style:style>
    <style:style style:name="gr14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15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34111756660486100" text:style-name="WW8Num3">
        <text:list-item>
          <text:p text:style-name="P6">Разработать алгоритм (рекурсивный и итеративный варианты) вычисления суммы <draw:frame draw:style-name="fr1" draw:name="Объект1" text:anchor-type="as-char" svg:width="5.315cm" svg:height="1.201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 и представить его в виде псевдокода и блок-схемы. <text:s/></text:p>
        </text:list-item>
      </text:list>
      <text:p text:style-name="P12"><text:span text:style-name="T7">def foo(N):</text:span></text:p>
      <text:p text:style-name="P11"><text:tab/>def f(n):</text:p>
      <text:p text:style-name="P11"><text:tab/><text:tab/> if n == 0:</text:p>
      <text:p text:style-name="P11"><text:tab/><text:tab/> <text:s text:c="5"/>return 1</text:p>
      <text:p text:style-name="P11"><text:tab/><text:tab/> return f(n-1) * n</text:p>
      <text:p text:style-name="P11"><text:tab/>X = 0.0</text:p>
      <text:p text:style-name="P11"><text:tab/>X = float(X)</text:p>
      <text:p text:style-name="P11"><text:tab/>for i in xrange(1,N+1):</text:p>
      <text:p text:style-name="P11"><text:tab/><text:tab/>X = X+((-1)**(i-1))*(((X)**(2*i-1))/(f(2*i-1)))</text:p>
      <text:p text:style-name="P11"><text:tab/><text:tab/>print(i)</text:p>
      <text:p text:style-name="P11"><text:tab/>return(X)</text:p>
      <text:list xml:id="list10141631159126" text:continue-numbering="true" text:style-name="WW8Num3">
        <text:list-item>
          <text:p text:style-name="P6">Изобразить схему абстрактных устройств<text:span text:style-name="T1">а</text:span> </text:p>
        </text:list-item>
      </text:list>
      <table:table table:name="Таблица1" table:style-name="Таблица1">
        <table:table-column table:style-name="Таблица1.A" table:number-columns-repeated="2"/>
        <table:table-column table:style-name="Таблица1.C"/>
        <table:table-row table:style-name="Таблица1.1">
          <table:table-cell table:style-name="Таблица1.A1" office:value-type="string">
            <text:p text:style-name="P3">A</text:p>
          </table:table-cell>
          <table:table-cell table:style-name="Таблица1.A1" office:value-type="string">
            <text:p text:style-name="P3">B</text:p>
          </table:table-cell>
          <table:table-cell table:style-name="Таблица1.C1" office:value-type="string">
            <text:p text:style-name="P3">F</text:p>
          </table:table-cell>
        </table:table-row>
        <table:table-row table:style-name="Таблица1.1"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0</text:p>
          </table:table-cell>
          <table:table-cell table:style-name="Таблица1.C1" office:value-type="string">
            <text:p text:style-name="P5">0</text:p>
          </table:table-cell>
        </table:table-row>
        <table:table-row table:style-name="Таблица1.1">
          <table:table-cell table:style-name="Таблица1.A1" office:value-type="string">
            <text:p text:style-name="P4">0</text:p>
          </table:table-cell>
          <table:table-cell table:style-name="Таблица1.A1" office:value-type="string">
            <text:p text:style-name="P4">1</text:p>
          </table:table-cell>
          <table:table-cell table:style-name="Таблица1.C1" office:value-type="string">
            <text:p text:style-name="P5">1</text:p>
          </table:table-cell>
        </table:table-row>
        <table:table-row table:style-name="Таблица1.1"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0</text:p>
          </table:table-cell>
          <table:table-cell table:style-name="Таблица1.C1" office:value-type="string">
            <text:p text:style-name="P5">0</text:p>
          </table:table-cell>
        </table:table-row>
        <table:table-row table:style-name="Таблица1.1"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4">1</text:p>
          </table:table-cell>
          <table:table-cell table:style-name="Таблица1.C1" office:value-type="string">
            <text:p text:style-name="P4">1</text:p>
          </table:table-cell>
        </table:table-row>
      </table:table>
      <text:p text:style-name="P1"/>
      <text:p text:style-name="P1"><draw:g text:anchor-type="paragraph" draw:z-index="4" draw:style-name="gr1"><draw:line draw:style-name="gr3" draw:text-style-name="P13" svg:x1="8.916cm" svg:y1="0.941cm" svg:x2="7.803cm" svg:y2="0.941cm"><text:p/></draw:line><draw:line draw:style-name="gr3" draw:text-style-name="P13" svg:x1="6.609cm" svg:y1="1.275cm" svg:x2="5.235cm" svg:y2="1.275cm"><text:p/></draw:line><draw:line draw:style-name="gr3" draw:text-style-name="P13" svg:x1="6.556cm" svg:y1="0.624cm" svg:x2="5.235cm" svg:y2="0.624cm"><text:p/></draw:line><draw:path draw:style-name="gr3" draw:text-style-name="P13" svg:width="1.454cm" svg:height="0.355cm" draw:transform="rotate (-1.5707963267949) translate (6.70454166666668cm 0.229305555555556cm)" svg:viewBox="0 0 1455 356" svg:d="M0 356c0 0 506-356 744-356 247 0 711 356 711 356"><text:p/></draw:path><draw:path draw:style-name="gr3" draw:text-style-name="P13" svg:width="1.454cm" svg:height="1.454cm" draw:transform="rotate (-1.5707963267949) translate (7.80345469059468cm 0.229305555555556cm)" svg:viewBox="0 0 1455 1455" svg:d="M0 1455c0 0 170-1451 713-1455 542-4 742 1455 742 1455"><text:p/></draw:path></draw:g><draw:g text:anchor-type="paragraph" draw:z-index="0" draw:style-name="gr1"><draw:custom-shape draw:style-name="gr2" svg:width="1.244cm" svg:height="1.218cm" draw:transform="rotate (-1.5707963267949) translate (4.17865277777778cm 0.015875cm)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3" svg:x1="5.237cm" svg:y1="0.626cm" svg:x2="4.124cm" svg:y2="0.626cm"><text:p/></draw:line><draw:circle draw:style-name="gr4" draw:text-style-name="P13" svg:width="0.265cm" svg:height="0.265cm" svg:x="4.034cm" svg:y="0.503cm"><text:p/></draw:circle><draw:line draw:style-name="gr3" draw:text-style-name="P13" svg:x1="2.961cm" svg:y1="0.633cm" svg:x2="1.848cm" svg:y2="0.633cm"><text:p/></draw:line></draw:g></text:p>
      <text:p text:style-name="P1"><draw:g text:anchor-type="paragraph" draw:z-index="3" draw:style-name="gr1"><draw:custom-shape draw:style-name="gr7" svg:width="1.456cm" svg:height="1.456cm" svg:x="10.031cm" svg:y="0.072cm"><text:p/><draw:enhanced-geometry svg:viewBox="0 0 21600 21600" draw:glue-points="10800 0 0 10800 10800 21600 21600 10800" draw:text-areas="0 3100 18500 18500" draw:type="flowchart-delay" draw:enhanced-path="M 10800 0 X 21600 10800 10800 21600 L 0 21600 0 0 Z N"/></draw:custom-shape><draw:line draw:style-name="gr3" draw:text-style-name="P13" svg:x1="10.032cm" svg:y1="0.467cm" svg:x2="8.919cm" svg:y2="0.467cm"><text:p/></draw:line><draw:line draw:style-name="gr3" draw:text-style-name="P13" svg:x1="10.032cm" svg:y1="1.118cm" svg:x2="8.919cm" svg:y2="1.118cm"><text:p/></draw:line><draw:line draw:style-name="gr3" draw:text-style-name="P13" svg:x1="12.597cm" svg:y1="0.785cm" svg:x2="11.484cm" svg:y2="0.785cm"><text:p/></draw:line></draw:g><draw:line text:anchor-type="paragraph" draw:z-index="2" draw:style-name="gr6" draw:text-style-name="P13" svg:x1="1.362cm" svg:y1="0.145cm" svg:x2="1.849cm" svg:y2="0.145cm"><text:p text:style-name="P13">A</text:p></draw:line></text:p>
      <text:p text:style-name="P1"><draw:line text:anchor-type="paragraph" draw:z-index="1" draw:style-name="gr5" draw:text-style-name="P13" svg:x1="12.58cm" svg:y1="0.284cm" svg:x2="13.619cm" svg:y2="0.284cm"><text:p text:style-name="P13">F</text:p><text:p text:style-name="P13"/></draw:line><draw:line text:anchor-type="paragraph" draw:z-index="5" draw:style-name="gr6" draw:text-style-name="P13" svg:x1="4.74cm" svg:y1="0.302cm" svg:x2="5.227cm" svg:y2="0.302cm"><text:p text:style-name="P13">A</text:p></draw:line></text:p>
      <text:p text:style-name="P1"><draw:line text:anchor-type="paragraph" draw:z-index="6" draw:style-name="gr6" draw:text-style-name="P13" svg:x1="8.412cm" svg:y1="0.131cm" svg:x2="8.899cm" svg:y2="0.131cm"><text:p text:style-name="P13">B</text:p></draw:line></text:p>
      <text:p text:style-name="P1"/>
      <text:list xml:id="list10141276236431" text:continue-numbering="true" text:style-name="WW8Num3">
        <text:list-item>
          <text:p text:style-name="P2">Определите значения следующих переменных среды (окружения) (<text:span text:style-name="T3">environment</text:span><text:span text:style-name="T4"> </text:span><text:span text:style-name="T3">variables</text:span>): <text:span text:style-name="T2">PATH</text:span>, <text:span text:style-name="T2">TIME</text:span>, <text:span text:style-name="T2">DATE</text:span>, <text:span text:style-name="T2">COMPUTERNAME</text:span>, <text:span text:style-name="T2">HOMEPATH</text:span>, <text:span text:style-name="T2">WINDIR</text:span>, <text:span text:style-name="T2">RANDOM</text:span>. <text:s/>Опишите назначение перечисленных переменных среды.</text:p>
          <text:p text:style-name="P2"/>
          <text:p text:style-name="P7"><text:tab/>%PATH% - набор директорий, в которых расположены исполняемые файлы</text:p>
          <text:p text:style-name="P7"><text:tab/>%TIME% - Текущее время</text:p>
          <text:p text:style-name="P7"><text:tab/>%DATE% - Дата</text:p>
          <text:p text:style-name="P7"><text:tab/>%COMPUTERNAME% - Сетевое имя устройства</text:p>
          <text:p text:style-name="P7"><text:tab/>%HOMEPATH% - Домашний каталог пользователя</text:p>
          <text:p text:style-name="P7"><text:tab/>%WINDIR% - Каталог windows</text:p>
          <text:p text:style-name="P7"><text:tab/>%RANDOM% - Случайное число</text:p>
        </text:list-item>
      </text:list>
      <text:p text:style-name="P1"/>
      <text:p text:style-name="P9"><text:span text:style-name="T1">%PATH%<text:tab/><text:tab/>:<text:tab/>C:\WINDOWS\system32;C:\WINDOWS;C:\WINDOWS\System32\Wbem</text:span></text:p>
      <text:p text:style-name="P10">%TIME%<text:tab/><text:tab/>:<text:tab/>22:07:20,98</text:p>
      <text:p text:style-name="P10">%DATE%<text:tab/><text:tab/>:<text:tab/>29.09.2015</text:p>
      <text:p text:style-name="P10">%COMPUTERNAME%<text:tab/>:<text:tab/>HOME-E532D627F1</text:p>
      <text:p text:style-name="P10">%HOMEPATH%<text:tab/><text:tab/>:<text:tab/>\Documents and Settings\DSG</text:p>
      <text:p text:style-name="P10">%WINDIR%<text:tab/><text:tab/>:<text:tab/>C:\WINDOWS</text:p>
      <text:p text:style-name="P10">%RANDOM%<text:tab/><text:tab/>:<text:tab/>20077</text:p>
      <text:list xml:id="list10141591742926" text:continue-numbering="true" text:style-name="WW8Num3">
        <text:list-item>
          <text:p text:style-name="P2">Запишите несколько примеров оператора цикла, представленного следующей <text:s/>диаграммой:<text:span text:style-name="T5"><draw:g text:anchor-type="as-char" svg:y="0cm" draw:z-index="8" draw:style-name="gr8"><draw:rect draw:style-name="gr9" draw:text-style-name="P14" svg:width="16.828cm" svg:height="4.763cm" svg:x="0cm" svg:y="0cm"><text:p/></draw:rect><draw:g draw:style-name="gr10"><draw:custom-shape draw:style-name="gr11" draw:text-style-name="P14" svg:width="1.906cm" svg:height="0.953cm" svg:x="0.318cm" svg:y="0.953cm"><text:p text:style-name="P14"><text:span text:style-name="T8">for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" draw:text-style-name="P14" svg:width="1.906cm" svg:height="0.953cm" svg:x="4.445cm" svg:y="0.953cm"><text:p text:style-name="P14"><text:span text:style-name="T8">from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" draw:text-style-name="P14" svg:width="1.906cm" svg:height="0.953cm" svg:x="9.525cm" svg:y="0.953cm"><text:p text:style-name="P14"><text:span text:style-name="T8">by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1" draw:text-style-name="P14" svg:width="1.906cm" svg:height="0.953cm" svg:x="0.635cm" svg:y="2.858cm"><text:p text:style-name="P14"><text:span text:style-name="T8">to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2" draw:text-style-name="P14" svg:width="1.904cm" svg:height="0.953cm" svg:x="5.757cm" svg:y="2.858cm"><text:p text:style-name="P14"><text:span text:style-name="T8">do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13" draw:text-style-name="P14" svg:width="2.223cm" svg:height="0.953cm" svg:x="10.901cm" svg:y="2.858cm"><text:p text:style-name="P14"><text:span text:style-name="T8">end do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draw:style-name="gr14" draw:text-style-name="P14" svg:width="1.59cm" svg:height="0.953cm" svg:x="2.538cm" svg:y="0.953cm"><draw:text-box><text:p text:style-name="P14"><text:span text:style-name="T9">имя</text:span></text:p></draw:text-box></draw:frame><draw:frame draw:style-name="gr14" draw:text-style-name="P14" svg:width="2.543cm" svg:height="0.953cm" svg:x="6.666cm" svg:y="0.953cm"><draw:text-box><text:p text:style-name="P14"><text:span text:style-name="T9">выражение</text:span></text:p></draw:text-box></draw:frame><draw:frame draw:style-name="gr14" draw:text-style-name="P14" svg:width="2.543cm" svg:height="0.953cm" svg:x="11.746cm" svg:y="0.953cm"><draw:text-box><text:p text:style-name="P14"><text:span text:style-name="T9">выражение</text:span></text:p></draw:text-box></draw:frame><draw:frame draw:style-name="gr14" draw:text-style-name="P14" svg:width="2.543cm" svg:height="0.953cm" svg:x="2.898cm" svg:y="2.858cm"><draw:text-box><text:p text:style-name="P14"><text:span text:style-name="T9">выражение</text:span></text:p></draw:text-box></draw:frame><draw:frame draw:style-name="gr14" draw:text-style-name="P14" svg:width="2.543cm" svg:height="0.953cm" svg:x="8.02cm" svg:y="2.858cm"><draw:text-box><text:p text:style-name="P14"><text:span text:style-name="T9">оператор</text:span></text:p></draw:text-box></draw:frame><draw:line draw:style-name="gr15" draw:text-style-name="P14" svg:x1="2.223cm" svg:y1="1.439cm" svg:x2="2.541cm" svg:y2="1.441cm"><text:p/></draw:line><draw:line draw:style-name="gr15" draw:text-style-name="P14" svg:x1="4.128cm" svg:y1="1.439cm" svg:x2="4.446cm" svg:y2="1.441cm"><text:p/></draw:line><draw:line draw:style-name="gr15" draw:text-style-name="P14" svg:x1="6.35cm" svg:y1="1.439cm" svg:x2="6.668cm" svg:y2="1.441cm"><text:p/></draw:line><draw:line draw:style-name="gr15" draw:text-style-name="P14" svg:x1="9.208cm" svg:y1="1.439cm" svg:x2="9.526cm" svg:y2="1.441cm"><text:p/></draw:line><draw:line draw:style-name="gr15" draw:text-style-name="P14" svg:x1="11.43cm" svg:y1="1.438cm" svg:x2="11.748cm" svg:y2="1.44cm"><text:p/></draw:line><draw:line draw:style-name="gr15" draw:text-style-name="P14" svg:x1="2.561cm" svg:y1="3.343cm" svg:x2="2.879cm" svg:y2="3.345cm"><text:p/></draw:line><draw:line draw:style-name="gr15" draw:text-style-name="P14" svg:x1="5.419cm" svg:y1="3.343cm" svg:x2="5.737cm" svg:y2="3.345cm"><text:p/></draw:line><draw:line draw:style-name="gr15" draw:text-style-name="P14" svg:x1="7.684cm" svg:y1="3.343cm" svg:x2="8.002cm" svg:y2="3.345cm"><text:p/></draw:line><draw:line draw:style-name="gr15" draw:text-style-name="P14" svg:x1="10.562cm" svg:y1="3.364cm" svg:x2="10.88cm" svg:y2="3.366cm"><text:p/></draw:line><draw:custom-shape draw:style-name="gr11" draw:text-style-name="P14" svg:width="1.906cm" svg:height="0.953cm" svg:x="13.483cm" svg:y="2.858cm"><text:p text:style-name="P14"><text:span text:style-name="T8">;</text:span>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15" draw:text-style-name="P14" svg:x1="13.123cm" svg:y1="3.321cm" svg:x2="13.441cm" svg:y2="3.323cm"><text:p/></draw:line><draw:line draw:style-name="gr15" draw:text-style-name="P14" svg:x1="13.018cm" svg:y1="1.905cm" svg:x2="13.018cm" svg:y2="2.223cm"><text:p/></draw:line><draw:line draw:style-name="gr15" draw:text-style-name="P14" svg:x1="13.018cm" svg:y1="2.223cm" svg:x2="1.588cm" svg:y2="2.225cm"><text:p/></draw:line><draw:line draw:style-name="gr15" draw:text-style-name="P14" svg:x1="1.588cm" svg:y1="2.223cm" svg:x2="1.588cm" svg:y2="2.858cm"><text:p/></draw:line></draw:g></draw:g></text:span></text:p>
        </text:list-item>
      </text:list>
      <text:p text:style-name="P1"><text:span text:style-name="T6">for i from i++ by 1 to 10 do printf(i) end do;</text:span></text:p>
      <text:p text:style-name="P8"><text:span text:style-name="T5">for a from a+5 by 0 to 100 do printf(a) end do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I">
        <style:list-level-properties text:list-level-position-and-space-mode="label-alignment" fo:text-align="end">
          <style:list-level-label-alignment text:label-followed-by="listtab" text:list-tab-stop-position="0.318cm" fo:text-indent="-0.318cm" fo:margin-left="0.318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74cm" fo:margin-bottom="0.824cm" fo:margin-left="1.078cm" fo:margin-right="1.02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0:10:28.671238808</meta:creation-date>
    <dc:date>2015-10-14T01:01:39.435928463</dc:date>
    <meta:editing-duration>PT35M59S</meta:editing-duration>
    <meta:editing-cycles>2</meta:editing-cycles>
    <meta:generator>LibreOffice/4.3.3.2$Linux_X86_64 LibreOffice_project/430m0$Build-2</meta:generator>
    <meta:document-statistic meta:table-count="1" meta:image-count="0" meta:object-count="1" meta:page-count="1" meta:paragraph-count="46" meta:word-count="177" meta:character-count="1206" meta:non-whitespace-character-count="1037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s</mi>
            <mstyle mathsize="8pt">
              <mi>N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∑</mo>
                <mstyle mathsize="8pt">
                  <mrow>
                    <mi>k</mi>
                    <mo stretchy="false">=</mo>
                    <mn>1</mn>
                  </mrow>
                </mstyle>
                <mstyle mathsize="8pt">
                  <mi>N</mi>
                </mstyle>
              </munderover>
              <mrow>
                <mrow>
                  <mo stretchy="false">(</mo>
                  <mo stretchy="false">−</mo>
                  <mn>1</mn>
                </mrow>
                <msup>
                  <mo stretchy="false">)</mo>
                  <mstyle mathsize="8pt">
                    <mrow>
                      <mi>k</mi>
                      <mo stretchy="false">−</mo>
                      <mn>1</mn>
                    </mrow>
                  </mstyle>
                </msup>
                <mfrac>
                  <msup>
                    <mi>x</mi>
                    <mstyle mathsize="8pt">
                      <mrow>
                        <mn>2</mn>
                        <mrow>
                          <mi>k</mi>
                          <mo stretchy="false">−</mo>
                          <mn>1</mn>
                        </mrow>
                      </mrow>
                    </mstyle>
                  </msup>
                  <mrow>
                    <mo stretchy="false">(</mo>
                    <mn>2</mn>
                    <mrow>
                      <mi>k</mi>
                      <mo stretchy="false">−</mo>
                      <mn>1</mn>
                    </mrow>
                    <mo stretchy="false">)</mo>
                    <mi>!</mi>
                  </mrow>
                </mfrac>
              </mrow>
            </mrow>
          </mrow>
        </mrow>
      </mstyle>
      <mrow/>
    </mrow>
    <annotation encoding="StarMath 5.0"> size 12{s rSub { size 8{N} }  \( x \) = Sum cSub { size 8{k=1} }  cSup { size 8{N} }  { \(  - 1 \)  rSup { size 8{k - 1} }  {  {x rSup { size 8{2k - 1} } }  over  { \( 2k - 1 \) !} } } } {}</annotation>
  </semantics>
</math>
</file>